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99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ff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-color="#ffff99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ff9900" draw:opacity="80%"/>
      <style:paragraph-properties fo:text-align="center"/>
    </style:style>
    <style:style style:name="P2" style:family="paragraph">
      <loext:graphic-properties draw:fill-color="#ffff00" draw:opacity="80%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0.201cm" svg:y="0.1cm" svg:viewBox="0 0 1573 1300" svg:d="M0 1200l1200 100 199-1300h-100zM300 1000zM1573 316z">
          <text:p/>
        </draw:path>
        <draw:path draw:style-name="gr2" draw:text-style-name="P2" draw:layer="layout" svg:width="1.572cm" svg:height="1.299cm" svg:x="-0.173cm" svg:y="0.1cm" svg:viewBox="0 0 1573 1300" svg:d="M1573 1200l-1200 100-201-1300h101zM1273 1000zM0 316z">
          <text:p/>
        </draw:path>
        <draw:path draw:style-name="gr3" draw:text-style-name="P3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5:30:41.924189198</dc:date>
    <meta:editing-duration>PT23H37M2S</meta:editing-duration>
    <meta:editing-cycles>60</meta:editing-cycles>
    <meta:generator>LibreOffice/5.1.6.2$Linux_X86_64 LibreOffice_project/10m0$Build-2</meta:generator>
    <meta:document-statistic meta:object-count="3"/>
  </office:meta>
</office:document-meta>
</file>